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0ab161" officeooo:paragraph-rsid="000ab16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bf865" officeooo:paragraph-rsid="000bf86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ab161" officeooo:paragraph-rsid="000ab161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0bf865" officeooo:paragraph-rsid="000bf865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 and Inline</text:p>
      <text:p text:style-name="P1"/>
      <text:p text:style-name="P3">Most of the elements that you have learned so far are block elements. Which means that their default style is display: block. Block elements will appear on the page stacked atop each other, each new element starting on a new line.</text:p>
      <text:p text:style-name="P3"/>
      <text:p text:style-name="P3">Inline elements don’t start on a new line. They appear in line with whatever elements they are placed beside. A clear example of an inline element is a link. If you stick one of these in the middle of a paragraph it will behave like a part of the paragraph. Also, padding and margin behave differently on inline elements. </text:p>
      <text:p text:style-name="P3"/>
      <text:p text:style-name="P2">Divs &amp; Spans</text:p>
      <text:p text:style-name="P2"/>
      <text:p text:style-name="P4">All the other HTML elements we have encountered so far give meaning to their conten. For example paragraph elements tell the browser to display the text it contains as a paragraph. Divs and spans give no particular meaning to their content. They are just generic boxes that can contain anything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8:30:54.137606317</meta:creation-date>
    <dc:date>2022-11-14T10:59:21.565848007</dc:date>
    <meta:editing-duration>PT7M43S</meta:editing-duration>
    <meta:editing-cycles>1</meta:editing-cycles>
    <meta:document-statistic meta:table-count="0" meta:image-count="0" meta:object-count="0" meta:page-count="1" meta:paragraph-count="5" meta:word-count="156" meta:character-count="875" meta:non-whitespace-character-count="723"/>
    <meta:generator>LibreOffice/7.3.6.2$Linux_X86_64 LibreOffice_project/30$Build-2</meta:generator>
  </office:meta>
</office:document-meta>
</file>